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artHttpOutputMessage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Writer.MultipartHttpMessageWriter( List &lt; HttpMessageWriter &lt; ? &gt; &gt; partWriters , @ Nullable HttpMessageWriter &lt; MultiValueMap &lt; String , String &gt; &gt; form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OutputMessag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Writer.write( Publisher &lt; ? extends MultiValueMap &lt; String , ? &gt; &gt; inputStream , ResolvableType elementType , @ Nullable MediaType mediaType , ReactiveHttpOutputMessage outputMessage ,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HttpMessageWriter.writeMultipart( MultiValueMap &lt; String , ? &gt; map , ReactiveHttpOutputMessage outputMessage , @ Nullable MediaType mediaType ,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ultipartHttpOutputMessage.beforeCommit( Supplier &lt; ? extends Mono &lt; Void &gt; &gt;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OutputMessage.writeWith( Publisher &lt; ? extends DataBuffer &gt; 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HttpMessageWriter.MultipartHttpMessag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ltipartHttpMessageWriter.MultipartHttpMessageWriter( Supplier &lt; List &lt; HttpMessageWriter &lt; ? &gt; &gt; &gt; partWritersSupplier , @ Nullable HttpMessageWriter &lt; MultiValueMap &lt; String , String &gt; &gt; form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ultipartHttpMessageWriter.encodePartValues( byte [ ] boundary , String name , List &lt; ? &gt; values ,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HttpMessageWriter.encodePart( byte [ ] boundary , String name , T value , DataBufferFactory factory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MultipartHttpOutputMessage.set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OutputMessage.ge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Writer.initMediaTypes( @ Nullable HttpMessageWriter &lt; ? &gt; form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ultipartHttpMessageWriter.isMultipart( MultiValueMap &lt; String , ? &gt; map , @ Nullable MediaType content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HttpOutputMessage.ge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ultipartHttpOutputMessage.MultipartHttpOutputMessage( DataBufferFactory 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Writer.canWrite( ResolvableType elementType , @ Nullable MediaType media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ultipartHttpMessageWriter.getPart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OutputMessage.writeAndFlushWith( Publisher &lt; ? extends Publisher &lt; ? extends DataBuffer &gt; &gt;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Writer.MultipartHttpMessageWriter( List &lt; HttpMessageWriter &lt; ? &gt; &gt; partWri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ltipartHttpMessageWriter.getForm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